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0114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66" table:default-cell-style-name="ce1"/>
        <table:table-row table:style-name="ro1">
          <table:table-cell office:value-type="string" table:number-columns-spanned="5" table:number-rows-spanned="1" table:style-name="ce14">
            <text:p>學校「104學年度博士畢業生」之工作情形調查表</text:p>
          </table:table-cell>
          <table:covered-table-cell table:number-columns-repeated="4"/>
          <table:table-cell table:number-columns-repeated="15" table:style-name="ce2"/>
          <table:table-cell table:number-columns-repeated="16364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21">
            <text:p><text:span text:style-name="T3">單位</text:span></text:p>
          </table:table-cell>
          <table:table-cell office:value-type="string" table:number-columns-spanned="1" table:number-rows-spanned="2" table:style-name="ce21">
            <text:p><text:span text:style-name="T3">自行創業</text:span></text:p>
          </table:table-cell>
          <table:table-cell office:value-type="string" table:number-columns-spanned="2" table:number-rows-spanned="1" table:style-name="ce22">
            <text:p>政府機關</text:p>
          </table:table-cell>
          <table:covered-table-cell/>
          <table:table-cell office:value-type="string" table:number-columns-spanned="2" table:number-rows-spanned="1" table:style-name="ce23">
            <text:p><text:span text:style-name="T4">公</text:span>(<text:span text:style-name="T4">國</text:span>)<text:span text:style-name="T4">營、民營或企業單位</text:span></text:p>
          </table:table-cell>
          <table:covered-table-cell/>
          <table:table-cell office:value-type="string" table:number-columns-spanned="2" table:number-rows-spanned="1" table:style-name="ce22">
            <text:p>非營利法人團體</text:p>
          </table:table-cell>
          <table:covered-table-cell/>
          <table:table-cell office:value-type="string" table:number-columns-spanned="2" table:number-rows-spanned="1" table:style-name="ce22">
            <text:p>學術研究機構</text:p>
          </table:table-cell>
          <table:covered-table-cell/>
          <table:table-cell office:value-type="string" table:number-columns-spanned="2" table:number-rows-spanned="1" table:style-name="ce22">
            <text:p>學校</text:p>
          </table:table-cell>
          <table:covered-table-cell/>
          <table:table-cell office:value-type="string" table:number-columns-spanned="2" table:number-rows-spanned="1" table:style-name="ce22">
            <text:p>其它</text:p>
          </table:table-cell>
          <table:covered-table-cell/>
          <table:table-cell office:value-type="string" table:number-columns-spanned="2" table:number-rows-spanned="1" table:style-name="ce22">
            <text:p>小計</text:p>
          </table:table-cell>
          <table:covered-table-cell/>
          <table:table-cell office:value-type="string" table:number-columns-spanned="1" table:number-rows-spanned="2" table:style-name="ce21">
            <text:p><text:span text:style-name="T3">軍職義務役</text:span></text:p>
          </table:table-cell>
          <table:table-cell office:value-type="string" table:number-columns-spanned="1" table:number-rows-spanned="2" table:style-name="ce21">
            <text:p><text:span text:style-name="T3">待業者或未曾就業者</text:span></text:p>
          </table:table-cell>
          <table:table-cell office:value-type="string" table:number-columns-spanned="1" table:number-rows-spanned="2" table:style-name="ce21">
            <text:p><text:span text:style-name="T3">其它</text:span></text:p>
          </table:table-cell>
          <table:table-cell office:value-type="string" table:number-columns-spanned="1" table:number-rows-spanned="2" table:style-name="ce21">
            <text:p><text:span text:style-name="T3">總計</text:span></text:p>
          </table:table-cell>
          <table:table-cell table:number-columns-repeated="16364" table:style-name="ce2"/>
        </table:table-row>
        <table:table-row table:style-name="ro2">
          <table:covered-table-cell/>
          <table:covered-table-cell/>
          <table:table-cell office:value-type="string" table:style-name="ce5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7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5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covered-table-cell/>
          <table:covered-table-cell/>
          <table:covered-table-cell/>
          <table:covered-table-cell/>
          <table:table-cell table:number-columns-repeated="16364" table:style-name="ce2"/>
        </table:table-row>
        <table:table-row table:style-name="ro3">
          <table:table-cell office:value-type="string" table:style-name="ce9">
            <text:p>土木工程學系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4" table:formula="msoxl:=C5+E5+G5+I5+K5+M5" table:style-name="ce3">
            <text:p>4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8" table:style-name="ce4">
            <text:p>8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工業工程與管理學系</text:p>
          </table:table-cell>
          <table:table-cell table:number-columns-repeated="7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formula="msoxl:=C6+E6+G6+I6+K6+M6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3" table:style-name="ce4">
            <text:p>3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分子醫學與生物工程研究所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2" table:formula="msoxl:=C7+E7+G7+I7+K7+M7" table:style-name="ce3">
            <text:p>2</text:p>
          </table:table-cell>
          <table:table-cell table:number-columns-repeated="4" table:style-name="ce3"/>
          <table:table-cell office:value-type="float" office:value="2" table:style-name="ce4">
            <text:p>2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加速器光源科技與應用博士學位學程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1" table:formula="msoxl:=C8+E8+G8+I8+K8+M8" table:style-name="ce3">
            <text:p>1</text:p>
          </table:table-cell>
          <table:table-cell table:number-columns-repeated="4" table:style-name="ce3"/>
          <table:table-cell office:value-type="float" office:value="1" table:style-name="ce4">
            <text:p>1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生物科技學系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9" table:style-name="ce3"/>
          <table:table-cell office:value-type="float" office:value="6" table:formula="msoxl:=C9+E9+G9+I9+K9+M9" table:style-name="ce3">
            <text:p>6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7" table:style-name="ce4">
            <text:p>7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生物資訊及系統生物研究所</text:p>
          </table:table-cell>
          <table:table-cell table:number-columns-repeated="7" table:style-name="ce3"/>
          <table:table-cell office:value-type="float" office:value="3" table:style-name="ce3">
            <text:p>3</text:p>
          </table:table-cell>
          <table:table-cell table:number-columns-repeated="5" table:style-name="ce3"/>
          <table:table-cell office:value-type="float" office:value="3" table:formula="msoxl:=C10+E10+G10+I10+K10+M10" table:style-name="ce3">
            <text:p>3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5" table:style-name="ce4">
            <text:p>5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光電工程學系</text:p>
          </table:table-cell>
          <table:table-cell table:number-columns-repeated="3" table:style-name="ce3"/>
          <table:table-cell office:value-type="float" office:value="13" table:style-name="ce3">
            <text:p>13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15" table:formula="msoxl:=C11+E11+G11+I11+K11+M11" table:style-name="ce3">
            <text:p>15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style-name="ce4">
            <text:p>18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光電系統博士學位學程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1" table:formula="msoxl:=C12+E12+G12+I12+K12+M12" table:style-name="ce3">
            <text:p>1</text:p>
          </table:table-cell>
          <table:table-cell table:number-columns-repeated="4" table:style-name="ce3"/>
          <table:table-cell office:value-type="float" office:value="1" table:style-name="ce4">
            <text:p>1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材料科學與工程學系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3" table:style-name="ce3">
            <text:p>13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5" table:style-name="ce3">
            <text:p>5</text:p>
          </table:table-cell>
          <table:table-cell table:number-columns-repeated="5" table:style-name="ce3"/>
          <table:table-cell office:value-type="float" office:value="20" table:formula="msoxl:=C13+E13+G13+I13+K13+M13" table:style-name="ce3">
            <text:p>20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7" table:style-name="ce4">
            <text:p>27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物理研究所</text:p>
          </table:table-cell>
          <table:table-cell table:number-columns-repeated="15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社會與文化研究所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3" table:formula="msoxl:=C15+E15+G15+I15+K15+M15" table:style-name="ce3">
            <text:p>3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5" table:style-name="ce4">
            <text:p>5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科技法律研究所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1" table:style-name="ce3"/>
          <table:table-cell office:value-type="float" office:value="2" table:formula="msoxl:=C16+E16+G16+I16+K16+M16" table:style-name="ce3">
            <text:p>2</text:p>
          </table:table-cell>
          <table:table-cell table:number-columns-repeated="4" table:style-name="ce3"/>
          <table:table-cell office:value-type="float" office:value="2" table:style-name="ce4">
            <text:p>2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科技管理研究所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3" table:formula="msoxl:=C17+E17+G17+I17+K17+M17" table:style-name="ce3">
            <text:p>3</text:p>
          </table:table-cell>
          <table:table-cell table:number-columns-repeated="4" table:style-name="ce3"/>
          <table:table-cell office:value-type="float" office:value="3" table:style-name="ce4">
            <text:p>3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教育研究所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number-columns-repeated="5" table:style-name="ce3"/>
          <table:table-cell office:value-type="float" office:value="4" table:formula="msoxl:=C18+E18+G18+I18+K18+M18" table:style-name="ce3">
            <text:p>4</text:p>
          </table:table-cell>
          <table:table-cell table:number-columns-repeated="4" table:style-name="ce3"/>
          <table:table-cell office:value-type="float" office:value="4" table:style-name="ce4">
            <text:p>4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統計學研究所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3" table:formula="msoxl:=C19+E19+G19+I19+K19+M19" table:style-name="ce3">
            <text:p>3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4">
            <text:p>4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照明與能源光電博士學位學程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9" table:style-name="ce3"/>
          <table:table-cell office:value-type="float" office:value="2" table:formula="msoxl:=C20+E20+G20+I20+K20+M20" table:style-name="ce3">
            <text:p>2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經營管理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number-columns-repeated="5" table:style-name="ce3"/>
          <table:table-cell office:value-type="float" office:value="5" table:formula="msoxl:=C21+E21+G21+I21+K21+M21" table:style-name="ce3">
            <text:p>5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7" table:style-name="ce4">
            <text:p>7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資訊科學與工程研究所</text:p>
          </table:table-cell>
          <table:table-cell table:number-columns-repeated="3" table:style-name="ce3"/>
          <table:table-cell office:value-type="float" office:value="11" table:style-name="ce3">
            <text:p>11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5" table:style-name="ce3"/>
          <table:table-cell office:value-type="float" office:value="18" table:formula="msoxl:=C22+E22+G22+I22+K22+M22" table:style-name="ce3">
            <text:p>18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2" table:style-name="ce4">
            <text:p>22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資訊管理與財務金融學系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4" table:formula="msoxl:=C23+E23+G23+I23+K23+M23" table:style-name="ce3">
            <text:p>4</text:p>
          </table:table-cell>
          <table:table-cell table:number-columns-repeated="4" table:style-name="ce3"/>
          <table:table-cell office:value-type="float" office:value="4" table:style-name="ce4">
            <text:p>4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運輸與物流管理學系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9" table:style-name="ce3"/>
          <table:table-cell office:value-type="float" office:value="2" table:formula="msoxl:=C24+E24+G24+I24+K24+M24" table:style-name="ce3">
            <text:p>2</text:p>
          </table:table-cell>
          <table:table-cell table:number-columns-repeated="4" table:style-name="ce3"/>
          <table:table-cell office:value-type="float" office:value="2" table:style-name="ce4">
            <text:p>2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電子物理學系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11" table:formula="msoxl:=C25+E25+G25+I25+K25+M25" table:style-name="ce3">
            <text:p>11</text:p>
          </table:table-cell>
          <table:table-cell table:number-columns-repeated="4" table:style-name="ce3"/>
          <table:table-cell office:value-type="float" office:value="11" table:style-name="ce4">
            <text:p>11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電子研究所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3" table:style-name="ce3">
            <text:p>23</text:p>
          </table:table-cell>
          <table:table-cell table:number-columns-repeated="9" table:style-name="ce3"/>
          <table:table-cell office:value-type="float" office:value="24" table:formula="msoxl:=C26+E26+G26+I26+K26+M26" table:style-name="ce3">
            <text:p>24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7" table:style-name="ce4">
            <text:p>27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電信工程研究所</text:p>
          </table:table-cell>
          <table:table-cell table:number-columns-repeated="3" table:style-name="ce3"/>
          <table:table-cell office:value-type="float" office:value="13" table:style-name="ce3">
            <text:p>13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number-columns-repeated="5" table:style-name="ce3"/>
          <table:table-cell office:value-type="float" office:value="16" table:formula="msoxl:=C27+E27+G27+I27+K27+M27" table:style-name="ce3">
            <text:p>16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7" table:style-name="ce4">
            <text:p>17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電控工程研究所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0" table:formula="msoxl:=C28+E28+G28+I28+K28+M28" table:style-name="ce3">
            <text:p>10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2" table:style-name="ce4">
            <text:p>12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電機工程學系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1" table:formula="msoxl:=C29+E29+G29+I29+K29+M29" table:style-name="ce3">
            <text:p>1</text:p>
          </table:table-cell>
          <table:table-cell table:number-columns-repeated="4" table:style-name="ce3"/>
          <table:table-cell office:value-type="float" office:value="1" table:style-name="ce4">
            <text:p>1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電機資訊國際博士學位學程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table:number-columns-repeated="9" table:style-name="ce3"/>
          <table:table-cell office:value-type="float" office:value="4" table:formula="msoxl:=C30+E30+G30+I30+K30+M30" table:style-name="ce3">
            <text:p>4</text:p>
          </table:table-cell>
          <table:table-cell table:number-columns-repeated="4" table:style-name="ce3"/>
          <table:table-cell office:value-type="float" office:value="4" table:style-name="ce4">
            <text:p>4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管理科學系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1" table:style-name="ce3"/>
          <table:table-cell office:value-type="float" office:value="1" table:formula="msoxl:=C31+E31+G31+I31+K31+M3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機械工程學系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7" table:style-name="ce3"/>
          <table:table-cell office:value-type="float" office:value="14" table:formula="msoxl:=C32+E32+G32+I32+K32+M32" table:style-name="ce3">
            <text:p>14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8" table:style-name="ce4">
            <text:p>18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應用化學系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3" table:formula="msoxl:=C33+E33+G33+I33+K33+M33" table:style-name="ce3">
            <text:p>13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4" table:style-name="ce4">
            <text:p>14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應用數學系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9" table:style-name="ce3"/>
          <table:table-cell office:value-type="float" office:value="2" table:formula="msoxl:=C34+E34+G34+I34+K34+M34" table:style-name="ce3">
            <text:p>2</text:p>
          </table:table-cell>
          <table:table-cell table:number-columns-repeated="4" table:style-name="ce3"/>
          <table:table-cell office:value-type="float" office:value="2" table:style-name="ce4">
            <text:p>2</text:p>
          </table:table-cell>
          <table:table-cell table:number-columns-repeated="16364"/>
        </table:table-row>
        <table:table-row table:style-name="ro3">
          <table:table-cell office:value-type="string" table:style-name="ce9">
            <text:p>應用藝術研究所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4" table:formula="msoxl:=C35+E35+G35+I35+K35+M35" table:style-name="ce3">
            <text:p>4</text:p>
          </table:table-cell>
          <table:table-cell table:number-columns-repeated="4" table:style-name="ce3"/>
          <table:table-cell office:value-type="float" office:value="4" table:style-name="ce4">
            <text:p>4</text:p>
          </table:table-cell>
          <table:table-cell table:number-columns-repeated="16364"/>
        </table:table-row>
        <table:table-row table:style-name="ro2">
          <table:table-cell office:value-type="string" table:style-name="ce9">
            <text:p>環境工程研究所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5" table:formula="msoxl:=C36+E36+G36+I36+K36+M36" table:style-name="ce3">
            <text:p>5</text:p>
          </table:table-cell>
          <table:table-cell table:number-columns-repeated="4" table:style-name="ce3"/>
          <table:table-cell office:value-type="float" office:value="5" table:style-name="ce4">
            <text:p>5</text:p>
          </table:table-cell>
          <table:table-cell table:number-columns-repeated="16364"/>
        </table:table-row>
        <table:table-row table:style-name="ro2">
          <table:table-cell office:value-type="string" table:style-name="ce8">
            <text:p><text:span text:style-name="T1">總計</text:span></text:p>
          </table:table-cell>
          <table:table-cell office:value-type="float" office:value="2" table:style-name="ce8">
            <text:p>2</text:p>
          </table:table-cell>
          <table:table-cell office:value-type="float" office:value="10" table:style-name="ce8">
            <text:p>10</text:p>
          </table:table-cell>
          <table:table-cell table:style-name="ce8"/>
          <table:table-cell office:value-type="float" office:value="137" table:style-name="ce8">
            <text:p>137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8"/>
          <table:table-cell office:value-type="float" office:value="41" table:style-name="ce8">
            <text:p>41</text:p>
          </table:table-cell>
          <table:table-cell table:style-name="ce8"/>
          <table:table-cell office:value-type="float" office:value="11" table:style-name="ce8">
            <text:p>11</text:p>
          </table:table-cell>
          <table:table-cell table:number-columns-repeated="3" table:style-name="ce8"/>
          <table:table-cell office:value-type="float" office:value="205" table:style-name="ce8">
            <text:p>205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float" office:value="248" table:style-name="ce8">
            <text:p>248</text:p>
          </table:table-cell>
          <table:table-cell table:number-columns-repeated="16364"/>
        </table:table-row>
        <table:table-row table:number-rows-repeated="2" table:style-name="ro3">
          <table:table-cell office:value-type="string" table:style-name="ce2">
            <text:p/>
          </table:table-cell>
          <table:table-cell table:number-columns-repeated="19" table:style-name="ce2"/>
          <table:table-cell table:number-columns-repeated="16364"/>
        </table:table-row>
        <table:table-row table:number-rows-repeated="10485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11:47Z</dc:date>
  </office:meta>
</office:document-meta>
</file>